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vi_dauso_toanthu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La Hồng Tiê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s://firebasestorage.googleapis.com/v0/b/tauari-tuvi.appspot.com/o/books%2Ftuvi_dauso_toanthu.pdf?alt=media&amp;token=6ae2f9f1-44c4-43da-a905-f122b13401e6" xlink:type="simple">https://firebasestorage.googleapis.com/v0/b/tauari-tuvi.appspot.com/o/books%2Ftuvi_dauso_toanthu.pdf?alt=media&amp;token=6ae2f9f1-44c4-43da-a905-f122b13401e6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vi_dauso_tanbien_1956</text:p>
          </table:table-cell>
          <table:table-cell office:value-type="string" calcext:value-type="string">
            <text:p>tuViDauSoTanBien</text:p>
          </table:table-cell>
          <table:table-cell office:value-type="string" calcext:value-type="string">
            <text:p>Vân Đằng Thái Thứ Lang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firebasestorage.googleapis.com/v0/b/tauari-tuvi.appspot.com/o/books%2Ftuvi_dauso_tanbien_1956.pdf?alt=media&amp;token=0c48c55f-a2f5-40fa-98d9-3abffe23c9d4" xlink:type="simple">https://firebasestorage.googleapis.com/v0/b/tauari-tuvi.appspot.com/o/books%2Ftuvi_dauso_tanbien_1956.pdf?alt=media&amp;token=0c48c55f-a2f5-40fa-98d9-3abffe23c9d4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vi_duoi_mat_khoa_hoc</text:p>
          </table:table-cell>
          <table:table-cell office:value-type="string" calcext:value-type="string">
            <text:p>soTuViDuoiMatKhoaHoc</text:p>
          </table:table-cell>
          <table:table-cell office:value-type="string" calcext:value-type="string">
            <text:p>Hà Thúc Hồ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firebasestorage.googleapis.com/v0/b/tauari-tuvi.appspot.com/o/books%2Ftuvi_duoi_mat_khoa_hoc.pdf?alt=media&amp;token=a5839930-e1da-4fdf-b757-009b35a24a13" xlink:type="simple">https://firebasestorage.googleapis.com/v0/b/tauari-tuvi.appspot.com/o/books%2Ftuvi_duoi_mat_khoa_hoc.pdf?alt=media&amp;token=a5839930-e1da-4fdf-b757-009b35a24a13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vi_aobi</text:p>
          </table:table-cell>
          <table:table-cell office:value-type="string" calcext:value-type="string">
            <text:p>tuViAoBi</text:p>
          </table:table-cell>
          <table:table-cell office:value-type="string" calcext:value-type="string">
            <text:p>Hà Lạc Dã Phu Việt Viêm Tử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s://firebasestorage.googleapis.com/v0/b/tauari-tuvi.appspot.com/o/books%2Ftuvi_aobi.pdf?alt=media&amp;token=a740f21f-3f0c-420d-beb8-b05d741cfa82" xlink:type="simple">https://firebasestorage.googleapis.com/v0/b/tauari-tuvi.appspot.com/o/books%2Ftuvi_aobi.pdf?alt=media&amp;token=a740f21f-3f0c-420d-beb8-b05d741cfa82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5T15:15:25.697752831</meta:creation-date>
    <dc:date>2023-07-18T15:21:30.689513423</dc:date>
    <meta:editing-duration>PT59M18S</meta:editing-duration>
    <meta:editing-cycles>8</meta:editing-cycles>
    <meta:generator>LibreOffice/7.3.7.2$Linux_X86_64 LibreOffice_project/30$Build-2</meta:generator>
    <meta:document-statistic meta:table-count="1" meta:cell-count="30" meta:object-count="0"/>
  </office:meta>
</office:document-meta>
</file>